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0.89mm"/>
    </style:style>
    <style:style style:name="co2" style:family="table-column">
      <style:table-column-properties fo:break-before="auto" style:column-width="28.7mm"/>
    </style:style>
    <style:style style:name="co3" style:family="table-column">
      <style:table-column-properties fo:break-before="auto" style:column-width="75.44mm"/>
    </style:style>
    <style:style style:name="co4" style:family="table-column">
      <style:table-column-properties fo:break-before="auto" style:column-width="163.02mm"/>
    </style:style>
    <style:style style:name="co5" style:family="table-column">
      <style:table-column-properties fo:break-before="auto" style:column-width="11.77mm"/>
    </style:style>
    <style:style style:name="co6" style:family="table-column">
      <style:table-column-properties fo:break-before="auto" style:column-width="22.81mm"/>
    </style:style>
    <style:style style:name="co7" style:family="table-column">
      <style:table-column-properties fo:break-before="auto" style:column-width="79.1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ources-in-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Journal</text:p>
          </table:table-cell>
        </table:table-row>
        <table:table-row table:style-name="ro1">
          <table:table-cell office:value-type="string" calcext:value-type="string">
            <text:p>Bel-FuzRelSy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Radim B\v{e}lohl\'{a}vek</text:p>
          </table:table-cell>
          <table:table-cell office:value-type="string" calcext:value-type="string">
            <text:p>Fuzzy relational system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Kluwer Academic Publishers</text:p>
          </table:table-cell>
          <table:table-cell/>
        </table:table-row>
        <table:table-row table:style-name="ro1">
          <table:table-cell office:value-type="string" calcext:value-type="string">
            <text:p>Joh-ProbStaComSci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James L. Johnson</text:p>
          </table:table-cell>
          <table:table-cell office:value-type="string" calcext:value-type="string">
            <text:p>Probability and Statistics for Computer Scienc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ohn Willey \&amp; Sons, Inc.</text:p>
          </table:table-cell>
          <table:table-cell/>
        </table:table-row>
        <table:table-row table:style-name="ro1">
          <table:table-cell office:value-type="string" calcext:value-type="string">
            <text:p>Zad-ConLingVarAppApprRe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Lotfi A. Zadeh</text:p>
          </table:table-cell>
          <table:table-cell office:value-type="string" calcext:value-type="string">
            <text:p>The Concept of a Linguistic Variable and its Application to Approximate Reasoning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Jan-FouFuzzContPracAppr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Jan Jantzen</text:p>
          </table:table-cell>
          <table:table-cell office:value-type="string" calcext:value-type="string">
            <text:p>Foundations of Fuzzy Control: A Practical Approac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John Wiley \&amp; Sons, Ltd.</text:p>
          </table:table-cell>
          <table:table-cell/>
        </table:table-row>
        <table:table-row table:style-name="ro1">
          <table:table-cell office:value-type="string" calcext:value-type="string">
            <text:p>Koz-AutComp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Dexter C. Kozen</text:p>
          </table:table-cell>
          <table:table-cell office:value-type="string" calcext:value-type="string">
            <text:p>Automata and Computability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pringer</text:p>
          </table:table-cell>
          <table:table-cell/>
        </table:table-row>
        <table:table-row table:style-name="ro1">
          <table:table-cell office:value-type="string" calcext:value-type="string">
            <text:p>HopUl-IntrAutTheLangComp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John E. Hopcroft, Rajeev Motwani, Jeffrey D. Ullman</text:p>
          </table:table-cell>
          <table:table-cell office:value-type="string" calcext:value-type="string">
            <text:p>Introduction to Automata Theory, Languages, and Computatio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ddison-Wesley</text:p>
          </table:table-cell>
          <table:table-cell/>
        </table:table-row>
        <table:table-row table:style-name="ro1">
          <table:table-cell office:value-type="string" calcext:value-type="string">
            <text:p>GonGar-FuzzLangInfRanAccGuzzAutPumLemDetPro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os\'{e} R. Gonz\'{a}lez de Mend\'{i}vil, Jos\'{e} R. Garitagoitia</text:p>
          </table:table-cell>
          <table:table-cell office:value-type="string" calcext:value-type="string">
            <text:p>Fuzzy languages with infinite range accepted by fuzzy automata: Pumping Lemma and determinization procedure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MorMal-FuzzyAutLa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John N. Mordeson, Davender S. Malik</text:p>
          </table:table-cell>
          <table:table-cell office:value-type="string" calcext:value-type="string">
            <text:p>Fuzzy Automata and Language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hapman and Hall/CRC</text:p>
          </table:table-cell>
          <table:table-cell/>
        </table:table-row>
        <table:table-row table:style-name="ro1">
          <table:table-cell office:value-type="string" calcext:value-type="string">
            <text:p>AndAbdAsm-ApprPattMatcFuzzLog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abriela Andrejkov\'{a}, Abdulwahed Almarimi, Asmaa Mahmoud</text:p>
          </table:table-cell>
          <table:table-cell office:value-type="string" calcext:value-type="string">
            <text:p>Approximate Pattern Matching using Fuzzy Logic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EUR Workshop Proceedings Vol. 1003</text:p>
          </table:table-cell>
        </table:table-row>
        <table:table-row table:style-name="ro1">
          <table:table-cell office:value-type="string" calcext:value-type="string">
            <text:p>SnaKepAbrHas-AproxStriMatchFuz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V\'{a}clav Sn\'{a}\v{s}el, Ale\v{s} Keprt, Ajith Abraham, Aboul E. Hassanien</text:p>
          </table:table-cell>
          <table:table-cell office:value-type="string" calcext:value-type="string">
            <text:p>Approximate String Matching by Fuzzy Automat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Man-Machine Interactions</text:p>
          </table:table-cell>
        </table:table-row>
        <table:table-row table:style-name="ro1">
          <table:table-cell office:value-type="string" calcext:value-type="string">
            <text:p>StaCir-ConsFuzzAutFuzzRegExp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leksandar Stamenkovi\‘{c}, Miroslav \‘{C}iri\‘{c}</text:p>
          </table:table-cell>
          <table:table-cell office:value-type="string" calcext:value-type="string">
            <text:p>Construction of fuzzy automata from fuzzy regular expressions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AstGariGonVillFar-ApprStrMatUsiDefFuzzAutLearExpr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. J. Astrain, J. R. Garitagoitia, J. R. Gonzalez De MendXXXX\‘{i}vil, J. Villadangos, F. Fari\~{n}a</text:p>
          </table:table-cell>
          <table:table-cell office:value-type="string" calcext:value-type="string">
            <text:p>Approximate String Matching Using Deformed Fuzzy Automata: A Learning Experienc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uzzy Optimization and Decision Making</text:p>
          </table:table-cell>
        </table:table-row>
        <table:table-row table:style-name="ro1">
          <table:table-cell office:value-type="string" calcext:value-type="string">
            <text:p>DooKre-NewDirFuz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ansoor Doostfatemeh, Stefan C. Kremer</text:p>
          </table:table-cell>
          <table:table-cell office:value-type="string" calcext:value-type="string">
            <text:p>New directions in fuzzy automata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International Journal of Approximate Reasoning</text:p>
          </table:table-cell>
        </table:table-row>
        <table:table-row table:style-name="ro1">
          <table:table-cell office:value-type="string" calcext:value-type="string">
            <text:p>IgnCirBog-DetFuzAutMemValComResLa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elena Ignjatovi\'{c}, Miroslav \'{c}iri\'{c}, Stojan Bogdanovi\'{c}</text:p>
          </table:table-cell>
          <table:table-cell office:value-type="string" calcext:value-type="string">
            <text:p>Determinization of fuzzy automata with membership values in complete residuated lattices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SebJoh-InvFuzzAutInvFuzzLang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Pamy Sebastian, T. P. Johnson</text:p>
          </table:table-cell>
          <table:table-cell office:value-type="string" calcext:value-type="string">
            <text:p>Inverse fuzzy automata and inverse fuzzy languages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Annals of Fuzzy Mathematics and Informatics</text:p>
          </table:table-cell>
        </table:table-row>
        <table:table-row table:style-name="ro1">
          <table:table-cell office:value-type="string" calcext:value-type="string">
            <text:p>Bel-DetFu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Radim B\v{e}lohl\'{a}vek</text:p>
          </table:table-cell>
          <table:table-cell office:value-type="string" calcext:value-type="string">
            <text:p>Determinism and fuzzy automata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Rab-Prob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ichael O. Rabin</text:p>
          </table:table-cell>
          <table:table-cell office:value-type="string" calcext:value-type="string">
            <text:p>Probabilistic Automata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string" calcext:value-type="string">
            <text:p>Information and Control</text:p>
          </table:table-cell>
        </table:table-row>
        <table:table-row table:style-name="ro1">
          <table:table-cell office:value-type="string" calcext:value-type="string">
            <text:p>San-ReaFuzLanProMaxMax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Eugene E. Santos</text:p>
          </table:table-cell>
          <table:table-cell office:value-type="string" calcext:value-type="string">
            <text:p>Realizations of Fuzzy Languages by Probabilistic, Max-Product, and Maximin Automata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LiLiLi-RelAmoSevTypFu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Zhihui Li. Ping Li, Yongming Li</text:p>
          </table:table-cell>
          <table:table-cell office:value-type="string" calcext:value-type="string">
            <text:p>The relationships among several types of fuzzy automat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San-Max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Eugene E. Santos</text:p>
          </table:table-cell>
          <table:table-cell office:value-type="string" calcext:value-type="string">
            <text:p>Maxmin automata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Information and Control</text:p>
          </table:table-cell>
        </table:table-row>
        <table:table-row table:style-name="ro1">
          <table:table-cell office:value-type="string" calcext:value-type="string">
            <text:p>BlaDelPeg-FuzzAutIndUsNeuNe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. Blanco, M. Delgado, M.C. Pegalajar</text:p>
          </table:table-cell>
          <table:table-cell office:value-type="string" calcext:value-type="string">
            <text:p>Fuzzy automaton induction using neural network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International Journal of Approximate Reasoning</text:p>
          </table:table-cell>
        </table:table-row>
        <table:table-row table:style-name="ro1">
          <table:table-cell office:value-type="string" calcext:value-type="string">
            <text:p>PedGac-LeaFuz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Witold Pedrycz, Adam Gacek</text:p>
          </table:table-cell>
          <table:table-cell office:value-type="string" calcext:value-type="string">
            <text:p>Learning of fuzzy automat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International Journal of Computational Intelligence and Applications</text:p>
          </table:table-cell>
        </table:table-row>
        <table:table-row table:style-name="ro1">
          <table:table-cell office:value-type="string" calcext:value-type="string">
            <text:p>BlaDelPeg-FuzzGraIntUsiNeuNe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. Blanco, M. Delgado, M.C. Pegalajar</text:p>
          </table:table-cell>
          <table:table-cell office:value-type="string" calcext:value-type="string">
            <text:p>Fuzzy gramatical inference using neural network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Mathware \&amp; Soft computing</text:p>
          </table:table-cell>
        </table:table-row>
        <table:table-row table:style-name="ro1">
          <table:table-cell office:value-type="string" calcext:value-type="string">
            <text:p>CheMo-MinAlgFuzFin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Wei Cheng, Zhi-Wen Mo</text:p>
          </table:table-cell>
          <table:table-cell office:value-type="string" calcext:value-type="string">
            <text:p>Minimization algorithm of fuzzy finite automat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ThoMar-DetAccRegFuzLang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ichael, G. Thomason, Peter N. Marinos</text:p>
          </table:table-cell>
          <table:table-cell office:value-type="string" calcext:value-type="string">
            <text:p>Deterministic Acceptors of Regular Fuzzy Languages</text:p>
          </table:table-cell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IEEE Transactions on Systems, Man, and Cybernetics</text:p>
          </table:table-cell>
        </table:table-row>
        <table:table-row table:style-name="ro1">
          <table:table-cell office:value-type="string" calcext:value-type="string">
            <text:p>Qiu-ChaFuzFin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aowen Qiu</text:p>
          </table:table-cell>
          <table:table-cell office:value-type="string" calcext:value-type="string">
            <text:p>Characterizations of fuzzy finite automat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AlvJoaCru-FuStMaAppEmoModEleGamCh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Leandro G. M. Alvim, Adriano Joaquim de Oliveira Cruz</text:p>
          </table:table-cell>
          <table:table-cell office:value-type="string" calcext:value-type="string">
            <text:p>A Fuzzy State Machine Applied to an Emotion Model for Electronic Game Characters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EEE International Conference on Fuzzy Systems</text:p>
          </table:table-cell>
        </table:table-row>
        <table:table-row table:style-name="ro1">
          <table:table-cell office:value-type="string" calcext:value-type="string">
            <text:p>TriHei-ExpDesSeqFuzPer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racian Trivino, Albert van der Heide</text:p>
          </table:table-cell>
          <table:table-cell office:value-type="string" calcext:value-type="string">
            <text:p>An experiment on the description of sequences of fuzzy perceptions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Eighth International Conference on Hybrid Intelligent Systems</text:p>
          </table:table-cell>
        </table:table-row>
        <table:table-row table:style-name="ro1">
          <table:table-cell office:value-type="string" calcext:value-type="string">
            <text:p>TzaRig-StaAnaAdaFuzzConSysUsiPetrNetLea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.G. Tzafestas, G.G. Rigatos</text:p>
          </table:table-cell>
          <table:table-cell office:value-type="string" calcext:value-type="string">
            <text:p>Stability analysis of an adaptive fuzzy control system using Petri Nets and learning automata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Mathematics and Computers in Simulation</text:p>
          </table:table-cell>
        </table:table-row>
        <table:table-row table:style-name="ro1">
          <table:table-cell office:value-type="string" calcext:value-type="string">
            <text:p>BucPas-FuzPus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Irina Bucurescu, Anca Pascu</text:p>
          </table:table-cell>
          <table:table-cell office:value-type="string" calcext:value-type="string">
            <text:p>Fuzzy Pushdown Automata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string" calcext:value-type="string">
            <text:p>International Journal of Computer Mathematics</text:p>
          </table:table-cell>
        </table:table-row>
        <table:table-row table:style-name="ro1">
          <table:table-cell office:value-type="string" calcext:value-type="string">
            <text:p>Com+-TreeAutTecApp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Hubert Comon, Max Dauchet, R\'{e}mi Gilleron, Christof L\“{o}ding</text:p>
          </table:table-cell>
          <table:table-cell office:value-type="string" calcext:value-type="string">
            <text:p>Tree Automata Techniques and Applications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a-SyntPattRecSeisOilExp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ou-Yuan Huang</text:p>
          </table:table-cell>
          <table:table-cell office:value-type="string" calcext:value-type="string">
            <text:p>Syntactic Pattern Recognition for Seismic Oil Explor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World Scientific Publishing</text:p>
          </table:table-cell>
          <table:table-cell/>
        </table:table-row>
        <table:table-row table:style-name="ro1">
          <table:table-cell office:value-type="string" calcext:value-type="string">
            <text:p>Bez+-FuzModAlgPatRecImProc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James C. Bezdek, James Keller, Raghu Krisnapuram, Nikhil R. Pal</text:p>
          </table:table-cell>
          <table:table-cell office:value-type="string" calcext:value-type="string">
            <text:p>Fuzzy models and algorithms for pattern recognition and image process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pringer</text:p>
          </table:table-cell>
          <table:table-cell/>
        </table:table-row>
        <table:table-row table:style-name="ro1">
          <table:table-cell office:value-type="string" calcext:value-type="string">
            <text:p>Lee-FuzTreAutSynPatRe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Edward T. Lee</text:p>
          </table:table-cell>
          <table:table-cell office:value-type="string" calcext:value-type="string">
            <text:p>Fuzzy Tree Automata and Syntactic Pattern Recognition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IEEE Transactions on Pattern Analysis and Machine Intelligence</text:p>
          </table:table-cell>
        </table:table-row>
        <table:table-row table:style-name="ro1">
          <table:table-cell office:value-type="string" calcext:value-type="string">
            <text:p>MogZadAme-NewDirInFuzzTree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. Moghari, M. M. Zadehi, R. Ameri</text:p>
          </table:table-cell>
          <table:table-cell office:value-type="string" calcext:value-type="string">
            <text:p>New direction in fuzzy tree automata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ranian Journal of Fuzzy Systems</text:p>
          </table:table-cell>
        </table:table-row>
        <table:table-row table:style-name="ro1">
          <table:table-cell office:value-type="string" calcext:value-type="string">
            <text:p>ChaJos-NoteFuzzTree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. R. Chaudhari, Mukta N. Joshi</text:p>
          </table:table-cell>
          <table:table-cell office:value-type="string" calcext:value-type="string">
            <text:p>A Note on Fuzzy Tree Automata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nternational Journal of Computer Applications</text:p>
          </table:table-cell>
        </table:table-row>
        <table:table-row table:style-name="ro1">
          <table:table-cell office:value-type="string" calcext:value-type="string">
            <text:p>EsiLiu-FuzzTree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Zolt\'{a}n \‘{E}sik, Guangwu Liu</text:p>
          </table:table-cell>
          <table:table-cell office:value-type="string" calcext:value-type="string">
            <text:p>Fuzzy tree automata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Wol-NewKinSci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tephen Wolfram</text:p>
          </table:table-cell>
          <table:table-cell office:value-type="string" calcext:value-type="string">
            <text:p>A new kind of scienc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Wolfram Media</text:p>
          </table:table-cell>
          <table:table-cell/>
        </table:table-row>
        <table:table-row table:style-name="ro1">
          <table:table-cell office:value-type="string" calcext:value-type="string">
            <text:p>Wol-CelAu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tephen Wolfram</text:p>
          </table:table-cell>
          <table:table-cell office:value-type="string" calcext:value-type="string">
            <text:p>Cellular Automata and Complexity: Collected Paper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Wolfram Media</text:p>
          </table:table-cell>
          <table:table-cell/>
        </table:table-row>
        <table:table-row table:style-name="ro1">
          <table:table-cell office:value-type="string" calcext:value-type="string">
            <text:p>BatXie-CellCity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. Batty, Y. Xie</text:p>
          </table:table-cell>
          <table:table-cell office:value-type="string" calcext:value-type="string">
            <text:p>From cells to cities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Environment and Planning B: Planning and Design</text:p>
          </table:table-cell>
        </table:table-row>
        <table:table-row table:style-name="ro1">
          <table:table-cell office:value-type="string" calcext:value-type="string">
            <text:p>Wu-ExpGenPolUrbGroCelAutCi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. Wu</text:p>
          </table:table-cell>
          <table:table-cell office:value-type="string" calcext:value-type="string">
            <text:p>An experiment on the generic polycentricity of urban growth in a cellular automatic city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Environment and Planning B: Planning and Design</text:p>
          </table:table-cell>
        </table:table-row>
        <table:table-row table:style-name="ro1">
          <table:table-cell office:value-type="string" calcext:value-type="string">
            <text:p>For-FuzCelAutConjNormForm</text:p>
          </table:table-cell>
          <table:table-cell office:value-type="string" calcext:value-type="string">
            <text:p>MSCTHESIS</text:p>
          </table:table-cell>
          <table:table-cell office:value-type="string" calcext:value-type="string">
            <text:p>David M. Forrester</text:p>
          </table:table-cell>
          <table:table-cell office:value-type="string" calcext:value-type="string">
            <text:p>Fuzzy Cellular Automata in Conjunctive Normal Fo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Universit\'{e} d'Ottawa</text:p>
          </table:table-cell>
          <table:table-cell/>
        </table:table-row>
        <table:table-row table:style-name="ro1">
          <table:table-cell office:value-type="string" calcext:value-type="string">
            <text:p>TofMar-CelAuMach+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Tommaso Toffoli, Norman Mangolus</text:p>
          </table:table-cell>
          <table:table-cell office:value-type="string" calcext:value-type="string">
            <text:p>Cellular automata machines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MIT Press</text:p>
          </table:table-cell>
          <table:table-cell/>
        </table:table-row>
        <table:table-row table:style-name="ro1">
          <table:table-cell office:value-type="string" calcext:value-type="string">
            <text:p>MraZimLapBaj-FuzCelAut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. Mraz, N. Zimic, I. Lapanja, I. Bajec</text:p>
          </table:table-cell>
          <table:table-cell office:value-type="string" calcext:value-type="string">
            <text:p>Fuzzy Cellular Automata: From Theory to Application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ools with Artificial Intelligence</text:p>
          </table:table-cell>
        </table:table-row>
        <table:table-row table:style-name="ro1">
          <table:table-cell office:value-type="string" calcext:value-type="string">
            <text:p>RamGir-ConvFinAutFuzzAutStrComp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V. Ramaswamy, H. A. Girijamma</text:p>
          </table:table-cell>
          <table:table-cell office:value-type="string" calcext:value-type="string">
            <text:p>Conversion of Finite Automata to Fuzzy Automata for String Comparison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nternational Journal of Computer Applications</text:p>
          </table:table-cell>
        </table:table-row>
        <table:table-row table:style-name="ro1">
          <table:table-cell office:value-type="string" calcext:value-type="string">
            <text:p>Ech-DefSyssConPr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avier Echanobe, Jos\'{e} R. Gonz\'{a}lez de Mend\'{i}vil, Jos\'{e} R. Garitagoitia, Carlos F. Alastruey</text:p>
          </table:table-cell>
          <table:table-cell office:value-type="string" calcext:value-type="string">
            <text:p>Deformed systems for contextual postprocessing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Ast+-FuzzAutEpsMovCmpFuzzMeasBtwStr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. J. Astrain, Jos\'{e} R. Gonz\'{a}lez de Mend\'{i}vil, Jos\'{e} R. Garitagoitia</text:p>
          </table:table-cell>
          <table:table-cell office:value-type="string" calcext:value-type="string">
            <text:p>Fuzzy automata with $\epsilon$-moves compute fuzzy measures between strings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FuLi-ForLeaAutAutGam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K. S. Fu, T. J. Li</text:p>
          </table:table-cell>
          <table:table-cell office:value-type="string" calcext:value-type="string">
            <text:p>Formulation of learning automata and automata Games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WeeFu-FormFuzAutAppModLeaSy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William G. Wee, K. S. Fu</text:p>
          </table:table-cell>
          <table:table-cell office:value-type="string" calcext:value-type="string">
            <text:p>A formulation of fuzzy automata and its application as a model of learning systems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IEEE transactions on systems science and cybernetics</text:p>
          </table:table-cell>
        </table:table-row>
        <table:table-row table:style-name="ro1">
          <table:table-cell office:value-type="string" calcext:value-type="string">
            <text:p>GilOmlTho-EquKnoRep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. Lee Giles, Christian W. Omlin, Karvel K. Thornber</text:p>
          </table:table-cell>
          <table:table-cell office:value-type="string" calcext:value-type="string">
            <text:p>Equivalence in Knowledge Representation: Automata, Recurrent Neural Networks, and Dynamical Fuzzy Systems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Proceedings of the IEEE</text:p>
          </table:table-cell>
        </table:table-row>
        <table:table-row table:style-name="ro1">
          <table:table-cell office:value-type="string" calcext:value-type="string">
            <text:p>PatMor-EdgDetTecFuzzLogCEllLeaAutFuzzImPr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hiraj Kumar Patel, Sagar A. More</text:p>
          </table:table-cell>
          <table:table-cell office:value-type="string" calcext:value-type="string">
            <text:p>Edge Detection Technique by Fuzzy Logic and Cellular Learning Automata using Fuzzy Image Processing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nternational Conference on Computer Communication and Informatics</text:p>
          </table:table-cell>
        </table:table-row>
        <table:table-row table:style-name="ro1">
          <table:table-cell office:value-type="string" calcext:value-type="string">
            <text:p>MarMeySol-HybMetGasDifModFuzCelAutImSh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. Mahdavifard, M. R. Meybodi</text:p>
          </table:table-cell>
          <table:table-cell office:value-type="string" calcext:value-type="string">
            <text:p>A Hybrid Method based on Gas Diffusion Model and Fuzzy Cellular Automata for Image Sharpening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International Conference on Electrical Engineering</text:p>
          </table:table-cell>
        </table:table-row>
        <table:table-row table:style-name="ro1">
          <table:table-cell office:value-type="string" calcext:value-type="string">
            <text:p>SinGha+HybrEdgDetMetFuzSetTheCelLea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aman Sinaie, Afshin Ghanizadeh, Siti Mariyam Shamsuddin, Emadaldin Mozafari Majd</text:p>
          </table:table-cell>
          <table:table-cell office:value-type="string" calcext:value-type="string">
            <text:p>A Hybrid Edge Detection Method Based on Fuzzy Set Theory and Cellular Learning Automat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International Conference on Computational Science and Its Applications</text:p>
          </table:table-cell>
        </table:table-row>
        <table:table-row table:style-name="ro1">
          <table:table-cell office:value-type="string" calcext:value-type="string">
            <text:p>ZhiMinLan-EvoStraIndFuFiStaAu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o Zhiwen, Wan Min, Shu Lan</text:p>
          </table:table-cell>
          <table:table-cell office:value-type="string" calcext:value-type="string">
            <text:p>An evolution strategy for the induction of fuzzy finite-state automata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IEEE International Conference on Granular Computing</text:p>
          </table:table-cell>
        </table:table-row>
        <table:table-row table:style-name="ro1">
          <table:table-cell office:value-type="string" calcext:value-type="string">
            <text:p>FieRus-HanNeuCom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mile Fiesler, Russell Beale</text:p>
          </table:table-cell>
          <table:table-cell office:value-type="string" calcext:value-type="string">
            <text:p>Handbook of Neural Computat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stitute of physics publishing, Oxford university press</text:p>
          </table:table-cell>
          <table:table-cell/>
        </table:table-row>
        <table:table-row table:style-name="ro1">
          <table:table-cell office:value-type="string" calcext:value-type="string">
            <text:p>DarAhmSin-AppFuzzAutTheKnBsNeuNetDevBasLeaMo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anuj Darbari, Hasan Ahmed, Vivek Kr. Singh</text:p>
          </table:table-cell>
          <table:table-cell office:value-type="string" calcext:value-type="string">
            <text:p>Application of Fuzzy Automata Theory and Knowledge Based Neural Networks for Development of Basic Learning Model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omputer Technology and Application</text:p>
          </table:table-cell>
        </table:table-row>
        <table:table-row table:style-name="ro1">
          <table:table-cell office:value-type="string" calcext:value-type="string">
            <text:p>OmlThoGil-FuzzFinStaAutCanDetEncIntRecNeuNe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hristian W. Omlin, Karvel K. Thornber, C. Lee Giles</text:p>
          </table:table-cell>
          <table:table-cell office:value-type="string" calcext:value-type="string">
            <text:p>Fuzzy Finite-State Automata Can Be Deterministically Encoded into Recurrent Neural Networks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IEEE transactions on fuzzy systems</text:p>
          </table:table-cell>
        </table:table-row>
        <table:table-row table:style-name="ro1">
          <table:table-cell office:value-type="string" calcext:value-type="string">
            <text:p>OmlThoGil-RepFuzFinStaAuConRecNeuNe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hristian W. Omlin, Karvel K. Thornber, C. Lee Giles</text:p>
          </table:table-cell>
          <table:table-cell office:value-type="string" calcext:value-type="string">
            <text:p>Representation of Fuzzy Finite State Automata in Continuous Recurrent Neural Networks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IEEE International Conference on Neural networks</text:p>
          </table:table-cell>
        </table:table-row>
        <table:table-row table:style-name="ro1">
          <table:table-cell office:value-type="string" calcext:value-type="string">
            <text:p>UnaKha-FuzDFinStaMachImpBasNeuFuzSy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atih A. Unal, Emdad Khan</text:p>
          </table:table-cell>
          <table:table-cell office:value-type="string" calcext:value-type="string">
            <text:p>A Fuzzy Finite State Machine Implementation Based on a Neural Fuzzy System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Proceedings of 1994 IEEE 3rd International Fuzzy Systems Conference</text:p>
          </table:table-cell>
        </table:table-row>
        <table:table-row table:style-name="ro1">
          <table:table-cell office:value-type="string" calcext:value-type="string">
            <text:p>BlaDelFlo-MethIndFuzzAutUsNeuNe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. Blanco, M. Delgado, M. C. Pegalajar</text:p>
          </table:table-cell>
          <table:table-cell office:value-type="string" calcext:value-type="string">
            <text:p>A Method to Induce Fuzzy Automata using Neural Networks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Proceedings Joint 9th IFSA World Congress and 20th NAFIPS International Conference</text:p>
          </table:table-cell>
        </table:table-row>
        <table:table-row table:style-name="ro1">
          <table:table-cell office:value-type="string" calcext:value-type="string">
            <text:p>Gar+-DefFuzAutCorImpStrFuzSym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. R. Garitagoitia, J. R. Gonzalez De Mend\‘{i}vil, J. Echanobe, J. J. Astrain, F. Fari\~{n}a </text:p>
          </table:table-cell>
          <table:table-cell office:value-type="string" calcext:value-type="string">
            <text:p>Deformed Fuzzy Automata for Correcting Imperfect Strings of Fuzzy Symbols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IEEE transactions on fuzzy systems</text:p>
          </table:table-cell>
        </table:table-row>
        <table:table-row table:style-name="ro1">
          <table:table-cell office:value-type="string" calcext:value-type="string">
            <text:p>Ast+-ImpStrMaExpUsDefFu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. J. Astrain, J. R. Garitagoitia, J. Villadangos, F. Fari\~{n}a, J. R. Gonzalez De Mendivil</text:p>
          </table:table-cell>
          <table:table-cell office:value-type="string" calcext:value-type="string">
            <text:p>An imperfect string matching experience using deformed fuzzy automat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uzzy Optimization and Decision Making</text:p>
          </table:table-cell>
        </table:table-row>
        <table:table-row table:style-name="ro1">
          <table:table-cell office:value-type="string" calcext:value-type="string">
            <text:p>SetWar-FuzzAutPattMatc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. B. Setzer, N. A. Warst</text:p>
          </table:table-cell>
          <table:table-cell office:value-type="string" calcext:value-type="string">
            <text:p>Fuzzy automata and pattern matching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NASA Langley research center</text:p>
          </table:table-cell>
          <table:table-cell/>
        </table:table-row>
        <table:table-row table:style-name="ro1">
          <table:table-cell office:value-type="string" calcext:value-type="string">
            <text:p>HigOnc-ComMosProStrProFiStaM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olin de la Higuera, Jose Oncina</text:p>
          </table:table-cell>
          <table:table-cell office:value-type="string" calcext:value-type="string">
            <text:p>Computing the Most Probable String with a Probabilistic Finite State Machin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Proceedings of the 11th International Conference on Finite State Methods and Natural Language Processing</text:p>
          </table:table-cell>
        </table:table-row>
        <table:table-row table:style-name="ro1">
          <table:table-cell office:value-type="string" calcext:value-type="string">
            <text:p>Mar+-ProAriAutApp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Tobias Marschall, Inke Herms, Hans-Michael Kaltenbach, Sven Rahmann</text:p>
          </table:table-cell>
          <table:table-cell office:value-type="string" calcext:value-type="string">
            <text:p>Probabilistic Arithmetic Automata and Their Applications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EEE/ACM Transactions on Computational Biology and Bioinformatics</text:p>
          </table:table-cell>
        </table:table-row>
        <table:table-row table:style-name="ro1">
          <table:table-cell office:value-type="string" calcext:value-type="string">
            <text:p>Her-ProAriAutAppSoComFraBioSeqAna</text:p>
          </table:table-cell>
          <table:table-cell office:value-type="string" calcext:value-type="string">
            <text:p>PHDTHESIS</text:p>
          </table:table-cell>
          <table:table-cell office:value-type="string" calcext:value-type="string">
            <text:p>Inke Herms</text:p>
          </table:table-cell>
          <table:table-cell office:value-type="string" calcext:value-type="string">
            <text:p>Probabilistic Arithmetic Automat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aculty of Technology, Bielefeld University, Germany</text:p>
          </table:table-cell>
          <table:table-cell/>
        </table:table-row>
        <table:table-row table:style-name="ro1">
          <table:table-cell office:value-type="string" calcext:value-type="string">
            <text:p>YorSinTis-PowAmnLeaPrAuVarMemLen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ana Ron, Yoram Singer, Naftali Tishby</text:p>
          </table:table-cell>
          <table:table-cell office:value-type="string" calcext:value-type="string">
            <text:p>The Power of Amnesia: Learning Probabilistic Automata with Variable Memory Length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Machine Learning</text:p>
          </table:table-cell>
        </table:table-row>
        <table:table-row table:style-name="ro1">
          <table:table-cell office:value-type="string" calcext:value-type="string">
            <text:p>Ron-AutLeaApp</text:p>
          </table:table-cell>
          <table:table-cell office:value-type="string" calcext:value-type="string">
            <text:p>PHDTHESIS</text:p>
          </table:table-cell>
          <table:table-cell office:value-type="string" calcext:value-type="string">
            <text:p>Dana Ron</text:p>
          </table:table-cell>
          <table:table-cell office:value-type="string" calcext:value-type="string">
            <text:p>Automata Learning and its Application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Hebrew University</text:p>
          </table:table-cell>
          <table:table-cell/>
        </table:table-row>
        <table:table-row table:style-name="ro1">
          <table:table-cell office:value-type="string" calcext:value-type="string">
            <text:p>MohPerRoe-WeiFinStaTraSpeRe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ehryar Mohri, Fernando Pereira, Michael Riley</text:p>
          </table:table-cell>
          <table:table-cell office:value-type="string" calcext:value-type="string">
            <text:p>Weighted finite-state transducers in speech Recognition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Computer Speech and Language</text:p>
          </table:table-cell>
        </table:table-row>
        <table:table-row table:style-name="ro1">
          <table:table-cell office:value-type="string" calcext:value-type="string">
            <text:p>BahJel-DecChaWinDelSubApSpeRe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Lalit R. Bahr, Frederick Jelinek</text:p>
          </table:table-cell>
          <table:table-cell office:value-type="string" calcext:value-type="string">
            <text:p>Decoding for Channels with Insertions, Deletions, and Substitutions with Applications to Speech Recognition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IEEE transactions on information theory</text:p>
          </table:table-cell>
        </table:table-row>
        <table:table-row table:style-name="ro1">
          <table:table-cell office:value-type="string" calcext:value-type="string">
            <text:p>MatSalSalYu-LexAnaSimFinFuzAutMo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lexandru Mateescu, Arto Salomaa, Kai Salomaa, Sheng Yu</text:p>
          </table:table-cell>
          <table:table-cell office:value-type="string" calcext:value-type="string">
            <text:p>Lexical Analysis with a Simple Finite-Fuzzy-Automaton Model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Journal of Universal Computer Science</text:p>
          </table:table-cell>
        </table:table-row>
        <table:table-row table:style-name="ro1">
          <table:table-cell office:value-type="string" calcext:value-type="string">
            <text:p>KniGra-OvProTreTraNatLanPr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Kevin Knight, Jonathan Graehl</text:p>
          </table:table-cell>
          <table:table-cell office:value-type="string" calcext:value-type="string">
            <text:p>An Overview of Probabilistic Tree Transducers for Natural Language Processing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Proceedings of the Sixth International Conference on Intelligent Text Processing and Computational Linguistics</text:p>
          </table:table-cell>
        </table:table-row>
        <table:table-row table:style-name="ro1">
          <table:table-cell office:value-type="string" calcext:value-type="string">
            <text:p>WaMan-ProFiStMaRegBaMTEv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engqiu Wang, Christopher D. Manning</text:p>
          </table:table-cell>
          <table:table-cell office:value-type="string" calcext:value-type="string">
            <text:p>Probabilistic Finite State Machines for Regression-based MT Evaluation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Proceedings of the 2012 Joint Conference on Empirical Methods in Natural Language Processing and Computational Natural Language Learning</text:p>
          </table:table-cell>
        </table:table-row>
        <table:table-row table:style-name="ro1">
          <table:table-cell office:value-type="string" calcext:value-type="string">
            <text:p>Hun-NoLiTexSeaUsFuFiStLiNoDetAut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Kenneth M. Hunter, </text:p>
          </table:table-cell>
          <table:table-cell office:value-type="string" calcext:value-type="string">
            <text:p>Non-literal textual search using fuzzy finite-state linear nondeterministic automat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+-BibMeExUsiPrFiStTr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artin Kr\"{a}mer, Hagen Kaprykowsky, Daniel Keysers, Thomas Breuel</text:p>
          </table:table-cell>
          <table:table-cell office:value-type="string" calcext:value-type="string">
            <text:p>Bibliographic Meta-Data Extraction Using Probabilistic Finite State Transducers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Ninth International Conference on Document Analysis and Recognition</text:p>
          </table:table-cell>
        </table:table-row>
        <table:table-row table:style-name="ro1">
          <table:table-cell office:value-type="string" calcext:value-type="string">
            <text:p>MukRay-StaSplMerProbFiStaAuSigRepAn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Kushal Mukherjee, Asok Ray</text:p>
          </table:table-cell>
          <table:table-cell office:value-type="string" calcext:value-type="string">
            <text:p>State Splitting \&amp; Merging in Probabilistic Finite State Automata for Signal Analysis and Representation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ignal processing</text:p>
          </table:table-cell>
        </table:table-row>
        <table:table-row table:style-name="ro1">
          <table:table-cell office:value-type="string" calcext:value-type="string">
            <text:p>Rig-FauDetIsoBasFuz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erasimos G. Rigatos</text:p>
          </table:table-cell>
          <table:table-cell office:value-type="string" calcext:value-type="string">
            <text:p>Fault detection and isolation based on fuzzy automat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Information Sciences</text:p>
          </table:table-cell>
        </table:table-row>
        <table:table-row table:style-name="ro1">
          <table:table-cell office:value-type="string" calcext:value-type="string">
            <text:p>BaiTri-PattRecUsiTemFuz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onzalo Bailador, Graci\'{a}n Trivi\~{n}o</text:p>
          </table:table-cell>
          <table:table-cell office:value-type="string" calcext:value-type="string">
            <text:p>Pattern recognition using temporal fuzzy automata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KemAda-SeqPatRecEmpRecFuzSy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Roland Kempf, J\"{u}rgen Adamy</text:p>
          </table:table-cell>
          <table:table-cell office:value-type="string" calcext:value-type="string">
            <text:p>Sequential pattern recognition employing recurrent fuzzy systems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ManPra-PriPatDetUsFiStMaFuzTr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Kraimon Maneesilp, Chutima Prasartkaew</text:p>
          </table:table-cell>
          <table:table-cell office:value-type="string" calcext:value-type="string">
            <text:p>Price Pattern Detection using Finite State Machines with Fuzzy Transitions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International Conference on e-Business Engineering</text:p>
          </table:table-cell>
        </table:table-row>
        <table:table-row table:style-name="ro1">
          <table:table-cell office:value-type="string" calcext:value-type="string">
            <text:p>Jin+-WavBasFeaExtUsPrFiStAuPatCl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Xin Jin, Shalabh Gupta, Kushal Mukherjee, Asok Ray</text:p>
          </table:table-cell>
          <table:table-cell office:value-type="string" calcext:value-type="string">
            <text:p>Wavelet-based feature extraction using probabilistic finite state automata for pattern classification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Pattern Recognition</text:p>
          </table:table-cell>
        </table:table-row>
        <table:table-row table:style-name="ro1">
          <table:table-cell office:value-type="string" calcext:value-type="string">
            <text:p>Tho-FinFuzzAutRegFuzLangPatRe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. G. Thomason</text:p>
          </table:table-cell>
          <table:table-cell office:value-type="string" calcext:value-type="string">
            <text:p>Finite Fuzzy Automata, Regular Fuzzy Languages, and Pattern Recognition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string" calcext:value-type="string">
            <text:p>Pattern Recognition</text:p>
          </table:table-cell>
        </table:table-row>
        <table:table-row table:style-name="ro1">
          <table:table-cell office:value-type="string" calcext:value-type="string">
            <text:p>ForBel-GenMusAccUsFinStaTr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onathan P. Forsyth, Juan P. Bello</text:p>
          </table:table-cell>
          <table:table-cell office:value-type="string" calcext:value-type="string">
            <text:p>Generating Musical Accompaniment Using Finite State Transducers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Proceedings of the 16th Int. Conference on Digital Audio Effects</text:p>
          </table:table-cell>
        </table:table-row>
        <table:table-row table:style-name="ro1">
          <table:table-cell office:value-type="string" calcext:value-type="string">
            <text:p>OliWag-ComMusNeuNetProFiStM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Tomasz Oliwa, Markus Wagner</text:p>
          </table:table-cell>
          <table:table-cell office:value-type="string" calcext:value-type="string">
            <text:p>Composing Music with Neural Networks and Probabilistic Finite-State Machines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Workshops on Applications of Evolutionary Computation</text:p>
          </table:table-cell>
        </table:table-row>
        <table:table-row table:style-name="ro1">
          <table:table-cell office:value-type="string" calcext:value-type="string">
            <text:p>Cha-ExeFuzProUsFiStaM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hi-Kuo Chang</text:p>
          </table:table-cell>
          <table:table-cell office:value-type="string" calcext:value-type="string">
            <text:p>On the execution of Fuzzy programs using Finite-State Machines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IEEE transactions on computers</text:p>
          </table:table-cell>
        </table:table-row>
        <table:table-row table:style-name="ro1">
          <table:table-cell office:value-type="string" calcext:value-type="string">
            <text:p>Hac+-ProAnaLarFinStaMa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ary D. Hachtel, Enrico Macii, <text:s/>Abelardo Pardo, Fabio Somenzi</text:p>
          </table:table-cell>
          <table:table-cell office:value-type="string" calcext:value-type="string">
            <text:p>Probabilistic Analysis of Large Finite State Machines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Proceedings of the 31st annual Design Automation Conference</text:p>
          </table:table-cell>
        </table:table-row>
        <table:table-row table:style-name="ro1">
          <table:table-cell office:value-type="string" calcext:value-type="string">
            <text:p>DupDenEsp-LiProAuHidMarMod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P. Dupont, F. Denis, Y. Esposito</text:p>
          </table:table-cell>
          <table:table-cell office:value-type="string" calcext:value-type="string">
            <text:p>Links between probabilistic automata and hidden Markov models: probability distributions, learning models and induction algorithms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Pattern Recognition</text:p>
          </table:table-cell>
        </table:table-row>
        <table:table-row table:style-name="ro1">
          <table:table-cell office:value-type="string" calcext:value-type="string">
            <text:p>Hul+-ManRecUsProFinStaMacFuzLog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Till H\"{u}lnhagen, Ingo Dengler, Andreas Tamke, Thao Dang, Gabi Breuel</text:p>
          </table:table-cell>
          <table:table-cell office:value-type="string" calcext:value-type="string">
            <text:p>Maneuver recognition using Probabilistic Finite-State Machines and Fuzzy Logic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IEEE Intelligent Vehicles Symposium</text:p>
          </table:table-cell>
        </table:table-row>
        <table:table-row table:style-name="ro1">
          <table:table-cell office:value-type="string" calcext:value-type="string">
            <text:p>DucMarMar-AlgBasFiStMacFuzTrNoIntrLoaDi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Pietro Ducange, Francesco Marcelloni, Dario Marinari</text:p>
          </table:table-cell>
          <table:table-cell office:value-type="string" calcext:value-type="string">
            <text:p>An Algorithm based on Finite State Machines with Fuzzy Transitions for Non-Intrusive Load Disaggregation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ustainable Internet and ICT for Sustainability (SustainIT)</text:p>
          </table:table-cell>
        </table:table-row>
        <table:table-row table:style-name="ro1">
          <table:table-cell office:value-type="string" calcext:value-type="string">
            <text:p>Niz-ModComComNetViaPrAu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arol A. Niznik</text:p>
          </table:table-cell>
          <table:table-cell office:value-type="string" calcext:value-type="string">
            <text:p>Modelling of computer communication networks via probabilistic automata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Kybernetes</text:p>
          </table:table-cell>
        </table:table-row>
        <table:table-row table:style-name="ro1">
          <table:table-cell office:value-type="string" calcext:value-type="string">
            <text:p>Hua+-LeaProbAutModChe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Hua Mao, Yingke Chen, Manfred Jaeger, Thomas Dyhre Nielsen, Kim Guldstrand Larsen, Brian Nielsen</text:p>
          </table:table-cell>
          <table:table-cell office:value-type="string" calcext:value-type="string">
            <text:p>Learning Probabilistic Automata for Model Checking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nternational Conference on Quantitative Evaluation of Systems</text:p>
          </table:table-cell>
        </table:table-row>
        <table:table-row table:style-name="ro1">
          <table:table-cell office:value-type="string" calcext:value-type="string">
            <text:p>HeiTri-SimEmoPerHumComIn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lbert van der Heide, Gracian Trivino</text:p>
          </table:table-cell>
          <table:table-cell office:value-type="string" calcext:value-type="string">
            <text:p>Simulating Emotional Personality in Human Computer Interfaces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IEEE international Conference of fuzzy systems</text:p>
          </table:table-cell>
        </table:table-row>
        <table:table-row table:style-name="ro1">
          <table:table-cell office:value-type="string" calcext:value-type="string">
            <text:p>Cas+-ProAutAspBasSenAn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Yenier Casta\~{n}eda, Armando Collazo, Elvis Crego, Jorge L. Garcia, Yoan Guti\'{e}rrez, David Tom\'{a}s, Andr\'{e}s Montoyo, Rafael Mu\~{n}oz</text:p>
          </table:table-cell>
          <table:table-cell office:value-type="string" calcext:value-type="string">
            <text:p>UMCC_DLSI_Prob: A Probabilistic Automata for Aspect Based Sentiment Analysis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Proceedings of the 8th International Workshop on Semantic Evaluation</text:p>
          </table:table-cell>
        </table:table-row>
        <table:table-row table:style-name="ro1">
          <table:table-cell office:value-type="string" calcext:value-type="string">
            <text:p>SchYou-ProSimHumMacDi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K. Scheffler, S. Young</text:p>
          </table:table-cell>
          <table:table-cell office:value-type="string" calcext:value-type="string">
            <text:p>Probabilistic simulation of human-machine dialogue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Acoustics, Speech, and Signal Processing, 2000. ICASSP '00. Proceedings. 2000 IEEE International Conference on</text:p>
          </table:table-cell>
        </table:table-row>
        <table:table-row table:style-name="ro1">
          <table:table-cell office:value-type="string" calcext:value-type="string">
            <text:p>TriHei-LinSumHumActSkiConAc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racian Trivino, Albert van der Heide</text:p>
          </table:table-cell>
          <table:table-cell office:value-type="string" calcext:value-type="string">
            <text:p>Linguistic summarization of the human activity using skin conductivity and accelerometers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Proceedings of Information Processing and Management of Uncertainty in Knowledge-Based Systems</text:p>
          </table:table-cell>
        </table:table-row>
        <table:table-row table:style-name="ro1">
          <table:table-cell office:value-type="string" calcext:value-type="string">
            <text:p>Alv+-HumActRec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. Alvarez-Alvarez, J. M. Alonso, G. Trivino, N. Hern\'{a}ndez, F. Herranz, A. Llamazares, M. Oca\~{n}a</text:p>
          </table:table-cell>
          <table:table-cell office:value-type="string" calcext:value-type="string">
            <text:p>Human Activity Recognition applying Computational Intelligence techniques for fusing information related to WiFi positioning and body posture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IEEE international Conference of fuzzy systems</text:p>
          </table:table-cell>
        </table:table-row>
        <table:table-row table:style-name="ro1">
          <table:table-cell office:value-type="string" calcext:value-type="string">
            <text:p>TurChe-MacRecHumActSur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Pavan Turaga, Rama Chellappa, V. S. Subrahmanian, Octavian Udrea</text:p>
          </table:table-cell>
          <table:table-cell office:value-type="string" calcext:value-type="string">
            <text:p>Machine Recognition of Human Activities: A Survey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IEEE transactions on circuits and systems for video technology</text:p>
          </table:table-cell>
        </table:table-row>
        <table:table-row table:style-name="ro1">
          <table:table-cell office:value-type="string" calcext:value-type="string">
            <text:p>HeKinSep-DecMakFuzEnvZUsOntCon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Liang He, Witold Kinsner, Nariman Sepehri</text:p>
          </table:table-cell>
          <table:table-cell office:value-type="string" calcext:value-type="string">
            <text:p>Decision-Making in Fuzzy Environments Using Ontological Control with Fuzzy Automata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Proceedings of 9th IEEE International Conference on Cognitive Informatics</text:p>
          </table:table-cell>
        </table:table-row>
        <table:table-row table:style-name="ro1">
          <table:table-cell office:value-type="string" calcext:value-type="string">
            <text:p>Gra+-ApFuStFuOuFinMaPrRecVioOntAs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anos L. Grantner, George Fodor, Dimiter Driankov, Marek J. Patyra</text:p>
          </table:table-cell>
          <table:table-cell office:value-type="string" calcext:value-type="string">
            <text:p>Application of the fuzzy state fuzzy output finite state machine to the problem of recovery from violations of ontological assumptions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Intelligent Engineering Systems Through Artificial Neural Networks</text:p>
          </table:table-cell>
        </table:table-row>
        <table:table-row table:style-name="ro1">
          <table:table-cell office:value-type="string" calcext:value-type="string">
            <text:p>GraFodDri-HybFuzBooAutOntCon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anos L. Grantner, George Fodor, Dimiter Driankov</text:p>
          </table:table-cell>
          <table:table-cell office:value-type="string" calcext:value-type="string">
            <text:p>Hybrid Fuzzy-Boolean Automata for Ontological Controllers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IEEE World Congress on Computational Intelligence</text:p>
          </table:table-cell>
        </table:table-row>
        <table:table-row table:style-name="ro1">
          <table:table-cell office:value-type="string" calcext:value-type="string">
            <text:p>GraFod-FuzAutIntHybConSy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anos L. Grantner, George Fodor</text:p>
          </table:table-cell>
          <table:table-cell office:value-type="string" calcext:value-type="string">
            <text:p>Fuzzy Automaton for Intelligent Hybrid Control Systems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IEEE International Conference on fuzzy systems</text:p>
          </table:table-cell>
        </table:table-row>
        <table:table-row table:style-name="ro1">
          <table:table-cell office:value-type="string" calcext:value-type="string">
            <text:p>AlAhHep+-ModUrbGroDynUsCelAutGI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Khalid Al-Ahmadi, Alison Heppenstall, Linda See, Jim Hogg</text:p>
          </table:table-cell>
          <table:table-cell office:value-type="string" calcext:value-type="string">
            <text:p>Modeling Urban Growth Dynamics using Cellular Automata and GIS</text:p>
          </table:table-cell>
          <table:table-cell office:value-type="float" office:value="2008" calcext:value-type="float">
            <text:p>2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m+-CalFuzCelAutModUrbDynSauAr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Khalid Al-Ahmadi, Linda See, Alison Heppenstall, James Hogg</text:p>
          </table:table-cell>
          <table:table-cell office:value-type="string" calcext:value-type="string">
            <text:p>Calibration of a fuzzy cellular automata model of urban dynamics in Saudi Arabia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Ecological complexity</text:p>
          </table:table-cell>
        </table:table-row>
        <table:table-row table:style-name="ro1">
          <table:table-cell office:value-type="string" calcext:value-type="string">
            <text:p>War+-StoConCelModUrbGr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. P. Ward, A. T. Murray, S. R. Phinn</text:p>
          </table:table-cell>
          <table:table-cell office:value-type="string" calcext:value-type="string">
            <text:p>A stochastically constrained cellular model of urban grow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Computers, Environment and Urban Systems</text:p>
          </table:table-cell>
        </table:table-row>
        <table:table-row table:style-name="ro1">
          <table:table-cell office:value-type="string" calcext:value-type="string">
            <text:p>WhiEng-CelAutBasIntDynRegMo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R. White, G. Engelen</text:p>
          </table:table-cell>
          <table:table-cell office:value-type="string" calcext:value-type="string">
            <text:p>Cellular automata as the basis of integrated dynamic regional modelling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Environment and Planning B: Planning and Design</text:p>
          </table:table-cell>
        </table:table-row>
        <table:table-row table:style-name="ro1">
          <table:table-cell office:value-type="string" calcext:value-type="string">
            <text:p>LaiDraSch-IntMulEvCelAutMetLanSimMo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Terence Lai , Suzana Dragi\'{c}evi\'{c}, Margaret Schmidt</text:p>
          </table:table-cell>
          <table:table-cell office:value-type="string" calcext:value-type="string">
            <text:p>Integration of multicriteria evaluation and cellular automata methods for landslide simulation Modelling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Geomatics, Natural Hazards and Risk</text:p>
          </table:table-cell>
        </table:table-row>
        <table:table-row table:style-name="ro1">
          <table:table-cell office:value-type="string" calcext:value-type="string">
            <text:p>ManHatPra-FuzCelAutBasSheModUrGro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Eleftherios A. Mandelas, Thomas Hatzichristos, Poulicos Prastacos</text:p>
          </table:table-cell>
          <table:table-cell office:value-type="string" calcext:value-type="string">
            <text:p>A Fuzzy Cellular Automata Based Shell for Modeling Urban Growth – A Pilot Application in Mesogia Area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AGILE International Conference on Geographic Information Science</text:p>
          </table:table-cell>
        </table:table-row>
        <table:table-row table:style-name="ro1">
          <table:table-cell office:value-type="string" calcext:value-type="string">
            <text:p>ManHatPra-ModUrbGroUsFuzCel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Lefteris A. Mantelas, Poulicos Prastacos, Thomas Hatzichristos</text:p>
          </table:table-cell>
          <table:table-cell office:value-type="string" calcext:value-type="string">
            <text:p>Modeling Urban Growth using Fuzzy Cellular Automata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AGILE International Conference on Geographic Information Science</text:p>
          </table:table-cell>
        </table:table-row>
        <table:table-row table:style-name="ro1">
          <table:table-cell office:value-type="string" calcext:value-type="string">
            <text:p>Wu-CalStoCelAutAppRurUrbLanConv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. Wu</text:p>
          </table:table-cell>
          <table:table-cell office:value-type="string" calcext:value-type="string">
            <text:p>Calibration of stochastic cellular automata: the application to rural-urban land conversions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International Journal of Geographical Information Science</text:p>
          </table:table-cell>
        </table:table-row>
        <table:table-row table:style-name="ro1">
          <table:table-cell office:value-type="string" calcext:value-type="string">
            <text:p>PowSimWhi-HieFuzzPattMatcRegCompLanUseMap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Conrad Power, Alvin Simms, Roger White</text:p>
          </table:table-cell>
          <table:table-cell office:value-type="string" calcext:value-type="string">
            <text:p>Hierarchical fuzzy pattern matching for the regional comparison of land use maps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International Journal of Geographical Information Science</text:p>
          </table:table-cell>
        </table:table-row>
        <table:table-row table:style-name="ro1">
          <table:table-cell office:value-type="string" calcext:value-type="string">
            <text:p>Dra-CouFuzSetTheGisBaCelAutLanUseChaMo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uzana Dragicevic</text:p>
          </table:table-cell>
          <table:table-cell office:value-type="string" calcext:value-type="string">
            <text:p>Coupling fuzzy sets theory and GIs-based cellular automata for land-use change modeling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IEEE Annuinformational Meeting of the fuzzy </text:p>
          </table:table-cell>
        </table:table-row>
        <table:table-row table:style-name="ro1">
          <table:table-cell office:value-type="string" calcext:value-type="string">
            <text:p>WasPar-PreSpaDisEleEnCon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acek Wasilewski, Miros\l{}aw Parol</text:p>
          </table:table-cell>
          <table:table-cell office:value-type="string" calcext:value-type="string">
            <text:p>Prediction of spatial distribution of electric energy consumers with the use of fuzzy cellular automat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Przegl\k{a}d elektrotechniczny</text:p>
          </table:table-cell>
        </table:table-row>
        <table:table-row table:style-name="ro1">
          <table:table-cell office:value-type="string" calcext:value-type="string">
            <text:p>LiuPhi-DevCelAutModUrbGroIncFuzSetApp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Yan Liu, Stuart R. Phinn</text:p>
          </table:table-cell>
          <table:table-cell office:value-type="string" calcext:value-type="string">
            <text:p>Developing a Cellular Automaton Model of Urban Growth Incorporating Fuzzy Set Approaches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Computers, Environment and Urban Systems</text:p>
          </table:table-cell>
        </table:table-row>
        <table:table-row table:style-name="ro1">
          <table:table-cell office:value-type="string" calcext:value-type="string">
            <text:p>Maz+-ProTreAutAppBehMo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eoff Mazeroff, Victor De Cerqueira, Jens Gregor, Michael G. Thomason</text:p>
          </table:table-cell>
          <table:table-cell office:value-type="string" calcext:value-type="string">
            <text:p>Probabilistic Trees and Automata for Application Behavior Modeling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ACM Southeast Regional Conference Proceedings</text:p>
          </table:table-cell>
        </table:table-row>
        <table:table-row table:style-name="ro1">
          <table:table-cell office:value-type="string" calcext:value-type="string">
            <text:p>Rus-ImaProHa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John C. Russ</text:p>
          </table:table-cell>
          <table:table-cell office:value-type="string" calcext:value-type="string">
            <text:p>The Image Processing Handbook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RC Press</text:p>
          </table:table-cell>
        </table:table-row>
        <table:table-row table:style-name="ro1">
          <table:table-cell office:value-type="string" calcext:value-type="string">
            <text:p>MaiAgg-StuComVarImDetEdTe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Raman Maini, Dr. Himanshu Aggarwal</text:p>
          </table:table-cell>
          <table:table-cell office:value-type="string" calcext:value-type="string">
            <text:p>Study and Comparison of Various Image Edge Detection Techniques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International Journal of Image Processing</text:p>
          </table:table-cell>
        </table:table-row>
        <table:table-row table:style-name="ro1">
          <table:table-cell office:value-type="string" calcext:value-type="string">
            <text:p>SadRetKam-EfMetImpNoiRedImFuzCel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ana Sadeghi, Alireza Rezvanian, Ebrahim Kamrani</text:p>
          </table:table-cell>
          <table:table-cell office:value-type="string" calcext:value-type="string">
            <text:p>An efficient method for impulse noise reduction from images using fuzzy cellular Automata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International Journal of Electronics and Communications</text:p>
          </table:table-cell>
        </table:table-row>
        <table:table-row table:style-name="ro1">
          <table:table-cell office:value-type="string" calcext:value-type="string">
            <text:p>SahUguSah-SalPepNoiFilFuzCel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Ugur Sahin, Selman U\u{g}uz, Ferat Sahin</text:p>
          </table:table-cell>
          <table:table-cell office:value-type="string" calcext:value-type="string">
            <text:p>Salt and pepper noise filtering with fuzzy-cellular automat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omputers \&amp; Electrical Engineering</text:p>
          </table:table-cell>
        </table:table-row>
        <table:table-row table:style-name="ro1">
          <table:table-cell office:value-type="string" calcext:value-type="string">
            <text:p>MajCha-FuzCelAutModPatCla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Pradipta Maji, Parimal Pal Chaudhuri</text:p>
          </table:table-cell>
          <table:table-cell office:value-type="string" calcext:value-type="string">
            <text:p>Fuzzy Cellular Automata for Modeling Pattern Classifier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IEICE - Transactions on Information and Systems</text:p>
          </table:table-cell>
        </table:table-row>
        <table:table-row table:style-name="ro1">
          <table:table-cell office:value-type="string" calcext:value-type="string">
            <text:p>WanJiaZhoDu-ImProcBasFuzCelAuMo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Hong Wang, Junna Jiang, Lihui Zhou and Liping Du</text:p>
          </table:table-cell>
          <table:table-cell office:value-type="string" calcext:value-type="string">
            <text:p>Image Processing Based on Fuzzy Cellular Automata Model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Fourth International Conference on Innovative Computing, Information and Control</text:p>
          </table:table-cell>
        </table:table-row>
        <table:table-row table:style-name="ro1">
          <table:table-cell office:value-type="string" calcext:value-type="string">
            <text:p>HamKoNam-FirFlaDetBasFuzFin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un Jae Ham, Byoung Chul Ko, Jae Yeal Nam</text:p>
          </table:table-cell>
          <table:table-cell office:value-type="string" calcext:value-type="string">
            <text:p>Fire-Flame Detection based on Fuzzy Finite Automation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International Conference on Pattern Recognition</text:p>
          </table:table-cell>
        </table:table-row>
        <table:table-row table:style-name="ro1">
          <table:table-cell office:value-type="string" calcext:value-type="string">
            <text:p>KoHamNam-ModForFuFiAuDetIrrFirFl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Byoung Chul Ko, Sun Jae Ham, Jae Yeal Nam</text:p>
          </table:table-cell>
          <table:table-cell office:value-type="string" calcext:value-type="string">
            <text:p>Modeling and Formalization of Fuzzy Finite Automata for Detection of Irregular Fire Flames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IEEE transactions on circuits and systems for video technology</text:p>
          </table:table-cell>
        </table:table-row>
        <table:table-row table:style-name="ro1">
          <table:table-cell office:value-type="string" calcext:value-type="string">
            <text:p>ZlaSteSch-FiStaConTraFemPr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Daniel Zlatnik, Beatrice Steiner, Gerhard Schweitzer</text:p>
          </table:table-cell>
          <table:table-cell office:value-type="string" calcext:value-type="string">
            <text:p>Finite-State Control of a Trans-Femoral (TF) Prosthesis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IEEE transactions on control systems technology</text:p>
          </table:table-cell>
        </table:table-row>
        <table:table-row table:style-name="ro1">
          <table:table-cell office:value-type="string" calcext:value-type="string">
            <text:p>CheMyn-ModAlgBloDutCosWat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Qiuwen Chen, Arthur E. Mynett</text:p>
          </table:table-cell>
          <table:table-cell office:value-type="string" calcext:value-type="string">
            <text:p>Modelling algal blooms in the Dutch coastal waters by integrated numerical and fuzzy cellular automata approaches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Ecological modeling</text:p>
          </table:table-cell>
        </table:table-row>
        <table:table-row table:style-name="ro1">
          <table:table-cell office:value-type="string" calcext:value-type="string">
            <text:p>MilAtl-ProAuModEpiCelNe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M. Milgram, H. Atlan</text:p>
          </table:table-cell>
          <table:table-cell office:value-type="string" calcext:value-type="string">
            <text:p>Probabilistic Automata as a Model for Epigenesis of Cellular Networks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Journal of theoretical biology</text:p>
          </table:table-cell>
        </table:table-row>
        <table:table-row table:style-name="ro1">
          <table:table-cell office:value-type="string" calcext:value-type="string">
            <text:p>BocChe-CriBePrAuNetModSprInfDis+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Nino Boccaratt, Kyeong Cheongt</text:p>
          </table:table-cell>
          <table:table-cell office:value-type="string" calcext:value-type="string">
            <text:p>Critical behaviour of a probabilistic automata network SIS model for the spread of an infectious disease in a population of moving individuals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Journal of Physics A: Mathematical and General</text:p>
          </table:table-cell>
        </table:table-row>
        <table:table-row table:style-name="ro1">
          <table:table-cell office:value-type="string" calcext:value-type="string">
            <text:p>Jia+-ExHeaSimMetBasIntHumTheMod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Nan Jia, Xiaohui Chen, Liang Yu, Ruomei Wang, Kaixing Yang, Xiaonan Luo</text:p>
          </table:table-cell>
          <table:table-cell office:value-type="string" calcext:value-type="string">
            <text:p>An Exercise Health Simulation Method Based on Integrated Human Thermophysiological Model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omputational and Mathematical Methods in Medicine</text:p>
          </table:table-cell>
        </table:table-row>
        <table:table-row table:style-name="ro1">
          <table:table-cell office:value-type="string" calcext:value-type="string">
            <text:p>GupRah-CliMonUsFuzSys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Himadrishekhar Gupta, Swapan Raha</text:p>
          </table:table-cell>
          <table:table-cell office:value-type="string" calcext:value-type="string">
            <text:p>Clinical monitoring using fuzzy system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Annals of Fuzzy Mathematics and Informatics</text:p>
          </table:table-cell>
        </table:table-row>
        <table:table-row table:style-name="ro1">
          <table:table-cell office:value-type="string" calcext:value-type="string">
            <text:p>CamMerNun-UsFuzAutDiagPrHeaPro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zahara Camacho, Mercedes G. Merayo, Manuel N\‘{u}\~{n}ez</text:p>
          </table:table-cell>
          <table:table-cell office:value-type="string" calcext:value-type="string">
            <text:p>Using fuzzy automata to diagnose and predict heart problems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IEEE Congress on Evolutionary Computation</text:p>
          </table:table-cell>
        </table:table-row>
        <table:table-row table:style-name="ro1">
          <table:table-cell office:value-type="string" calcext:value-type="string">
            <text:p>SteAdl-CliMonFuzAut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Friedrich Steimann, Klaus-Peter Adlassnig</text:p>
          </table:table-cell>
          <table:table-cell office:value-type="string" calcext:value-type="string">
            <text:p>Clinical monitoring with fuzzy automata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string" calcext:value-type="string">
            <text:p>Fuzzy Sets and Systems</text:p>
          </table:table-cell>
        </table:table-row>
        <table:table-row table:style-name="ro1">
          <table:table-cell office:value-type="string" calcext:value-type="string">
            <text:p>Est+-CytImAnaGenFuFiStM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J. Estevez, S. Alay\‘{o}n, L. Moreno, J. Sisut, R. Asuilar</text:p>
          </table:table-cell>
          <table:table-cell office:value-type="string" calcext:value-type="string">
            <text:p>Cytological image analysis with a genetic fuzzy finite state machine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Computer Methods and Programs in Biomedicine</text:p>
          </table:table-cell>
        </table:table-row>
        <table:table-row table:style-name="ro1">
          <table:table-cell office:value-type="string" calcext:value-type="string">
            <text:p>PatPal-FuzGraSynRecSkeMatXr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mita Pathak, Sankar K. Pal</text:p>
          </table:table-cell>
          <table:table-cell office:value-type="string" calcext:value-type="string">
            <text:p>Fuzzy Grammars in Syntactic Recognition of Skeletal Maturity from X-Rays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IEEE transactions systems, man and cybernetics</text:p>
          </table:table-cell>
        </table:table-row>
        <table:table-row table:style-name="ro1">
          <table:table-cell office:value-type="string" calcext:value-type="string">
            <text:p>RigTza-FuzAutFauDia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Gerasimos G. Rigatos, Spyros G. Tzafestas</text:p>
          </table:table-cell>
          <table:table-cell office:value-type="string" calcext:value-type="string">
            <text:p>Fuzzy Automata for Fault Diagnosis: A Syntactic Analysis Approach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Methods and Applications of Artificial Intelligence.</text:p>
          </table:table-cell>
        </table:table-row>
        <table:table-row table:style-name="ro1">
          <table:table-cell office:value-type="string" calcext:value-type="string">
            <text:p>Alv-HumGaiModUsGenFuzFinStaMac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lberto Alvarez-Alvarez, Gracian Trivino, Oscar Cordon</text:p>
          </table:table-cell>
          <table:table-cell office:value-type="string" calcext:value-type="string">
            <text:p>Human gait modeling using a genetic fuzzy finite state machin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IEEE Transactions on Fuzzy Systems</text:p>
          </table:table-cell>
        </table:table-row>
        <table:table-row table:style-name="ro1">
          <table:table-cell office:value-type="string" calcext:value-type="string">
            <text:p>AlvTri-ComModQuaPerSig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Alberto Alvarez-Alvarez, Gracian Trivino</text:p>
          </table:table-cell>
          <table:table-cell office:value-type="string" calcext:value-type="string">
            <text:p>Comprehensible model of a quasi-periodic signal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Ninth International Conference on Intelligent Systems Design and Applic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9T13:23:40.050810548</dc:date>
    <dc:creator>Martin Jašek</dc:creator>
    <meta:editing-duration>PT13H58M3S</meta:editing-duration>
    <meta:editing-cycles>141</meta:editing-cycles>
    <meta:generator>LibreOffice/5.4.4.2$Linux_X86_64 LibreOffice_project/40m0$Build-2</meta:generator>
    <meta:document-statistic meta:table-count="1" meta:cell-count="814" meta:object-count="0"/>
  </office:meta>
</office:document-meta>
</file>